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font-name="Verdana1"/>
    </style:style>
    <style:style style:name="T2" style:family="text">
      <style:text-properties style:font-name="Verdana1" fo:font-weight="bold"/>
    </style:style>
    <style:style style:name="T3" style:family="text">
      <style:text-properties style:font-name="Verdana1" style:text-underline-style="solid" style:text-underline-width="auto" style:text-underline-color="font-color"/>
    </style:style>
    <style:style style:name="T4" style:family="text">
      <style:text-properties style:font-name="Verdana1" style:text-underline-style="solid" style:text-underline-width="auto" style:text-underline-color="font-color" fo:font-weight="bold"/>
    </style:style>
    <style:style style:name="T5" style:family="text">
      <style:text-properties style:font-name="Verdana1" fo:font-size="24pt"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/>
    </style:style>
    <style:style style:name="T8" style:family="text">
      <style:text-properties fo:color="#000080" style:font-name="Verdan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inated Cucumbers</text:p>
      <text:p text:style-name="Standard"/>
      <text:p text:style-name="Standard">2 to 4 large cucumbers, peeled and sliced in coins</text:p>
      <text:p text:style-name="Standard">1 sweet onion, sliced</text:p>
      <text:p text:style-name="Standard">6 T cider vinegar</text:p>
      <text:p text:style-name="Standard">2 T cane juice crystals</text:p>
      <text:p text:style-name="Standard">a few shakes of dried dill or 4 to 6 T of fresh dill</text:p>
      <text:p text:style-name="Standard">salt and pepper, to taste</text:p>
      <text:p text:style-name="Standard"/>
      <text:p text:style-name="Standard">Put sliced cucumbers and onion slices in a bowl or zip type bag. In a small bowl mix remaining ingredients. Pour this over the cukes and onions. Put in fridge for an hour or so. If they are in a zip type bag then simply turn the bag every now and again or if in a bowl, stir them so that they can be nicely marinated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6T17:59:08.21</meta:creation-date>
    <dc:date>2017-05-06T18:50:47.49</dc:date>
    <dc:creator>Crystal Miller</dc:creator>
    <meta:editing-duration>PT1M25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8" meta:word-count="110" meta:character-count="524"/>
  </office:meta>
</office:document-meta>
</file>